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3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background-color="#99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ce7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rom Github: https://en.wikipedia.org/wiki/CHIP-8#Opcode_table</text:p>
          </table:table-cell>
          <table:covered-table-cell table:number-columns-repeated="3"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 Pseudo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NNN</text:p>
          </table:table-cell>
          <table:table-cell table:style-name="ce3" office:value-type="string" calcext:value-type="string">
            <text:p>Call</text:p>
          </table:table-cell>
          <table:table-cell table:style-name="ce6"/>
          <table:table-cell table:style-name="ce3" office:value-type="string" calcext:value-type="string">
            <text:p>Calls <text:a xlink:href="https://en.wikipedia.org/wiki/RCA_1802" xlink:type="simple">RCA 1802</text:a> program at address NNN. Not necessary for most ROMs.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“00E0”</text:p>
          </table:table-cell>
          <table:table-cell table:style-name="ce5" office:value-type="string" calcext:value-type="string">
            <text:p>Display</text:p>
          </table:table-cell>
          <table:table-cell table:style-name="ce5" office:value-type="string" calcext:value-type="string">
            <text:p>disp_clear()</text:p>
          </table:table-cell>
          <table:table-cell table:style-name="ce5" office:value-type="string" calcext:value-type="string">
            <text:p>Clears the screen.</text:p>
          </table:table-cell>
          <table:table-cell table:number-columns-repeated="14"/>
          <table:table-cell table:style-name="ce7" table:number-columns-repeated="1006"/>
        </table:table-row>
        <table:table-row table:style-name="ro2">
          <table:table-cell table:style-name="ce5" office:value-type="string" calcext:value-type="string">
            <text:p>00EE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return;</text:p>
          </table:table-cell>
          <table:table-cell table:style-name="ce5" office:value-type="string" calcext:value-type="string">
            <text:p>Returns from a subroutine.</text:p>
          </table:table-cell>
          <table:table-cell table:number-columns-repeated="14"/>
          <table:table-cell table:style-name="ce7" table:number-columns-repeated="1006"/>
        </table:table-row>
        <table:table-row table:style-name="ro2">
          <table:table-cell table:style-name="ce5" office:value-type="string" calcext:value-type="string">
            <text:p>1NNN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goto NNN;</text:p>
          </table:table-cell>
          <table:table-cell table:style-name="ce5" office:value-type="string" calcext:value-type="string">
            <text:p>Jumps to address NNN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2NNN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*(0xNNN)()</text:p>
          </table:table-cell>
          <table:table-cell table:style-name="ce5" office:value-type="string" calcext:value-type="string">
            <text:p>Calls subroutine at NNN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3XNN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if(Vx==NN)</text:p>
          </table:table-cell>
          <table:table-cell table:style-name="ce5" office:value-type="string" calcext:value-type="string">
            <text:p>Skips the next instruction if VX equals NN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4XNN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if(Vx!=NN)</text:p>
          </table:table-cell>
          <table:table-cell table:style-name="ce5" office:value-type="string" calcext:value-type="string">
            <text:p>Skips the next instruction if VX doesn't equal NN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5XY0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if(Vx==Vy)</text:p>
          </table:table-cell>
          <table:table-cell table:style-name="ce5" office:value-type="string" calcext:value-type="string">
            <text:p>Skips the next instruction if VX equals VY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6XNN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Vx = NN</text:p>
          </table:table-cell>
          <table:table-cell table:style-name="ce5" office:value-type="string" calcext:value-type="string">
            <text:p>Sets VX to NN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7XNN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Vx += NN</text:p>
          </table:table-cell>
          <table:table-cell table:style-name="ce5" office:value-type="string" calcext:value-type="string">
            <text:p>Adds NN to VX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0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string" calcext:value-type="string">
            <text:p>Vx=Vy</text:p>
          </table:table-cell>
          <table:table-cell table:style-name="ce5" office:value-type="string" calcext:value-type="string">
            <text:p>Sets VX to the value of VY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1</text:p>
          </table:table-cell>
          <table:table-cell table:style-name="ce5" office:value-type="string" calcext:value-type="string">
            <text:p>BitOp</text:p>
          </table:table-cell>
          <table:table-cell table:style-name="ce5" office:value-type="string" calcext:value-type="string">
            <text:p>Vx=Vx|Vy</text:p>
          </table:table-cell>
          <table:table-cell table:style-name="ce5" office:value-type="string" calcext:value-type="string">
            <text:p>Sets VX to VX <text:a xlink:href="https://en.wikipedia.org/wiki/Logical_disjunction" xlink:type="simple">or</text:a> VY. (Bitwise OR operation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2</text:p>
          </table:table-cell>
          <table:table-cell table:style-name="ce5" office:value-type="string" calcext:value-type="string">
            <text:p>BitOp</text:p>
          </table:table-cell>
          <table:table-cell table:style-name="ce5" office:value-type="string" calcext:value-type="string">
            <text:p>Vx=Vx&amp;Vy</text:p>
          </table:table-cell>
          <table:table-cell table:style-name="ce5" office:value-type="string" calcext:value-type="string">
            <text:p>Sets VX to VX <text:a xlink:href="https://en.wikipedia.org/wiki/Logical_conjunction" xlink:type="simple">and</text:a> VY. (Bitwise AND operation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3</text:p>
          </table:table-cell>
          <table:table-cell table:style-name="ce5" office:value-type="string" calcext:value-type="string">
            <text:p>BitOp</text:p>
          </table:table-cell>
          <table:table-cell table:style-name="ce5" office:value-type="string" calcext:value-type="string">
            <text:p>Vx=Vx^Vy</text:p>
          </table:table-cell>
          <table:table-cell table:style-name="ce5" office:value-type="string" calcext:value-type="string">
            <text:p>Sets VX to VX <text:a xlink:href="https://en.wikipedia.org/wiki/Xor" xlink:type="simple">xor</text:a> VY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4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Vx += Vy</text:p>
          </table:table-cell>
          <table:table-cell table:style-name="ce5" office:value-type="string" calcext:value-type="string">
            <text:p>Adds VY to VX. VF is set to 1 when there's a carry, and to 0 when there isn't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5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Vx -= Vy</text:p>
          </table:table-cell>
          <table:table-cell table:style-name="ce5" office:value-type="string" calcext:value-type="string">
            <text:p>VY is subtracted from VX. VF is set to 0 when there's a borrow, and 1 when there isn't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6</text:p>
          </table:table-cell>
          <table:table-cell table:style-name="ce5" office:value-type="string" calcext:value-type="string">
            <text:p>BitOp</text:p>
          </table:table-cell>
          <table:table-cell table:style-name="ce5" office:value-type="string" calcext:value-type="string">
            <text:p>Vx &gt;&gt; 1</text:p>
          </table:table-cell>
          <table:table-cell table:style-name="ce5" office:value-type="string" calcext:value-type="string">
            <text:p>Shifts VX right by one. VF is set to the value of the <text:a xlink:href="https://en.wikipedia.org/wiki/Least_significant_bit" xlink:type="simple">least significant bit</text:a> of VX before the shift.<text:a xlink:href="https://en.wikipedia.org/wiki/CHIP-8#cite_note-shift-2" xlink:type="simple">[2]</text:a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7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Vx=Vy-Vx</text:p>
          </table:table-cell>
          <table:table-cell table:style-name="ce5" office:value-type="string" calcext:value-type="string">
            <text:p>Sets VX to VY minus VX. VF is set to 0 when there's a borrow, and 1 when there isn't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E</text:p>
          </table:table-cell>
          <table:table-cell table:style-name="ce5" office:value-type="string" calcext:value-type="string">
            <text:p>BitOp</text:p>
          </table:table-cell>
          <table:table-cell table:style-name="ce5" office:value-type="string" calcext:value-type="string">
            <text:p>Vx &lt;&lt; 1</text:p>
          </table:table-cell>
          <table:table-cell table:style-name="ce5" office:value-type="string" calcext:value-type="string">
            <text:p>Shifts VX left by one. VF is set to the value of the <text:a xlink:href="https://en.wikipedia.org/wiki/Most_significant_bit" xlink:type="simple">most significant bit</text:a> of VX before the shift.<text:a xlink:href="https://en.wikipedia.org/wiki/CHIP-8#cite_note-shift-2" xlink:type="simple">[2]</text:a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9XY0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if(Vx!=Vy)</text:p>
          </table:table-cell>
          <table:table-cell table:style-name="ce5" office:value-type="string" calcext:value-type="string">
            <text:p>Skips the next instruction if VX doesn't equal VY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NNN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I = NNN</text:p>
          </table:table-cell>
          <table:table-cell table:style-name="ce5" office:value-type="string" calcext:value-type="string">
            <text:p>Sets I to the address NNN.</text:p>
          </table:table-cell>
          <table:table-cell table:number-columns-repeated="14"/>
          <table:table-cell table:style-name="ce7" table:number-columns-repeated="1006"/>
        </table:table-row>
        <table:table-row table:style-name="ro2">
          <table:table-cell table:style-name="ce5" office:value-type="string" calcext:value-type="string">
            <text:p>BNNN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PC=V0+NNN</text:p>
          </table:table-cell>
          <table:table-cell table:style-name="ce5" office:value-type="string" calcext:value-type="string">
            <text:p>Jumps to the address NNN plus V0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CXNN</text:p>
          </table:table-cell>
          <table:table-cell table:style-name="ce5" office:value-type="string" calcext:value-type="string">
            <text:p>Rand</text:p>
          </table:table-cell>
          <table:table-cell table:style-name="ce5" office:value-type="string" calcext:value-type="string">
            <text:p>Vx=rand()&amp;NN</text:p>
          </table:table-cell>
          <table:table-cell table:style-name="ce5" office:value-type="string" calcext:value-type="string">
            <text:p>Sets VX to the result of a bitwise and operation on a random number (Typically: 0 to 255) and NN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XYN</text:p>
          </table:table-cell>
          <table:table-cell table:style-name="ce3" office:value-type="string" calcext:value-type="string">
            <text:p>Disp</text:p>
          </table:table-cell>
          <table:table-cell table:style-name="ce3" office:value-type="string" calcext:value-type="string">
            <text:p>draw(Vx,Vy,N)</text:p>
          </table:table-cell>
          <table:table-cell table:style-name="ce3" office:value-type="string" calcext:value-type="string">
            <text:p>Draws a sprite at coordinate (VX, VY) that has a width of 8 pixels and a height of N pixels. Each row of 8 pixels is read as bit-coded starting from memory location I; I value doesn’t change after the execution of this instruction. As described above, VF is set to 1 if any screen pixels are flipped from set to unset when the sprite is drawn, and to 0 if that doesn’t happe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X9E</text:p>
          </table:table-cell>
          <table:table-cell table:style-name="ce3" office:value-type="string" calcext:value-type="string">
            <text:p>KeyOp</text:p>
          </table:table-cell>
          <table:table-cell table:style-name="ce3" office:value-type="string" calcext:value-type="string">
            <text:p>if(key()==Vx)</text:p>
          </table:table-cell>
          <table:table-cell table:style-name="ce3" office:value-type="string" calcext:value-type="string">
            <text:p>Skips the next instruction if the key stored in VX is pressed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XA1</text:p>
          </table:table-cell>
          <table:table-cell table:style-name="ce3" office:value-type="string" calcext:value-type="string">
            <text:p>KeyOp</text:p>
          </table:table-cell>
          <table:table-cell table:style-name="ce3" office:value-type="string" calcext:value-type="string">
            <text:p>if(key()!=Vx)</text:p>
          </table:table-cell>
          <table:table-cell table:style-name="ce3" office:value-type="string" calcext:value-type="string">
            <text:p>Skips the next instruction if the key stored in VX isn't pressed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07</text:p>
          </table:table-cell>
          <table:table-cell table:style-name="ce3" office:value-type="string" calcext:value-type="string">
            <text:p>Timer</text:p>
          </table:table-cell>
          <table:table-cell table:style-name="ce3" office:value-type="string" calcext:value-type="string">
            <text:p>Vx = get_delay()</text:p>
          </table:table-cell>
          <table:table-cell table:style-name="ce3" office:value-type="string" calcext:value-type="string">
            <text:p>Sets VX to the value of the delay timer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0A</text:p>
          </table:table-cell>
          <table:table-cell table:style-name="ce3" office:value-type="string" calcext:value-type="string">
            <text:p>KeyOp</text:p>
          </table:table-cell>
          <table:table-cell table:style-name="ce3" office:value-type="string" calcext:value-type="string">
            <text:p>Vx = get_key()</text:p>
          </table:table-cell>
          <table:table-cell table:style-name="ce3" office:value-type="string" calcext:value-type="string">
            <text:p>A key press is awaited, and then stored in VX. (Blocking Operation. All instruction halted until next key event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15</text:p>
          </table:table-cell>
          <table:table-cell table:style-name="ce3" office:value-type="string" calcext:value-type="string">
            <text:p>Timer</text:p>
          </table:table-cell>
          <table:table-cell table:style-name="ce3" office:value-type="string" calcext:value-type="string">
            <text:p>delay_timer(Vx)</text:p>
          </table:table-cell>
          <table:table-cell table:style-name="ce3" office:value-type="string" calcext:value-type="string">
            <text:p>Sets the delay timer to VX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18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sound_timer(Vx)</text:p>
          </table:table-cell>
          <table:table-cell table:style-name="ce3" office:value-type="string" calcext:value-type="string">
            <text:p>Sets the sound timer to VX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1E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I +=Vx</text:p>
          </table:table-cell>
          <table:table-cell table:style-name="ce3" office:value-type="string" calcext:value-type="string">
            <text:p>Adds VX to I.<text:a xlink:href="https://en.wikipedia.org/wiki/CHIP-8#cite_note-onlgame-3" xlink:type="simple">[3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29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I=sprite_addr[Vx]</text:p>
          </table:table-cell>
          <table:table-cell table:style-name="ce3" office:value-type="string" calcext:value-type="string">
            <text:p>Sets I to the location of the sprite for the character in VX. Characters 0-F (in hexadecimal) are represented by a 4x5 font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33</text:p>
          </table:table-cell>
          <table:table-cell table:style-name="ce3" office:value-type="string" calcext:value-type="string">
            <text:p>BCD</text:p>
          </table:table-cell>
          <table:table-cell table:style-name="ce3" office:value-type="string" calcext:value-type="string">
            <text:p>set_BCD(Vx); </text:p>
            <text:p>*(I+0)=BCD(3);</text:p>
            <text:p>*(I+1)=BCD(2);</text:p>
            <text:p>*(I+2)=BCD(1);</text:p>
          </table:table-cell>
          <table:table-cell table:style-name="ce3" office:value-type="string" calcext:value-type="string">
            <text:p>Stores the <text:a xlink:href="https://en.wikipedia.org/wiki/Binary-coded_decimal" xlink:type="simple">binary-coded decimal</text:a> representation of VX, with the most significant of three digits at the address in I, the middle digit at I plus 1, and the least significant digit at I plus 2. (In other words, take the decimal representation of VX, place the hundreds digit in memory at location in I, the tens digit at location I+1, and the ones digit at location I+2.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55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reg_dump(Vx,&amp;I)</text:p>
          </table:table-cell>
          <table:table-cell table:style-name="ce3" office:value-type="string" calcext:value-type="string">
            <text:p>Stores V0 to VX (including VX) in memory starting at address I.<text:a xlink:href="https://en.wikipedia.org/wiki/CHIP-8#cite_note-memi-4" xlink:type="simple">[4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65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reg_load(Vx,&amp;I)</text:p>
          </table:table-cell>
          <table:table-cell table:style-name="ce3" office:value-type="string" calcext:value-type="string">
            <text:p>Fills V0 to VX (including VX) with values from memory starting at address I.<text:a xlink:href="https://en.wikipedia.org/wiki/CHIP-8#cite_note-memi-4" xlink:type="simple">[4]</text:a>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4:21:18.5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11:00.712000000</meta:creation-date>
    <dc:date>2017-06-09T14:22:43.849000000</dc:date>
    <meta:editing-duration>PT4M8S</meta:editing-duration>
    <meta:editing-cycles>6</meta:editing-cycles>
    <meta:generator>LibreOffice/5.1.6.2$Windows_x86 LibreOffice_project/07ac168c60a517dba0f0d7bc7540f5afa45f0909</meta:generator>
    <meta:document-statistic meta:table-count="1" meta:cell-count="144" meta:object-count="0"/>
  </office:meta>
</office:document-meta>
</file>